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ufałem Panu i już</text:span><text:span text:style-name="T1"><text:line-break/></text:span><text:span text:style-name="T1">I niczego</text:span><text:span text:style-name="T1"><text:line-break/></text:span><text:span text:style-name="T1">nie muszę się lękać</text:span><text:span text:style-name="T1"><text:line-break/></text:span><text:span text:style-name="T1">Zaufałem Panu i już</text:span><text:span text:style-name="T1"><text:line-break/></text:span><text:span text:style-name="T1">I niczego</text:span><text:span text:style-name="T1"><text:line-break/></text:span><text:span text:style-name="T1">nie muszę się trwoż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rzę Mu,</text:span><text:span text:style-name="T1"><text:line-break/></text:span><text:span text:style-name="T1">bo On ma moc</text:span><text:span text:style-name="T1"><text:line-break/></text:span><text:span text:style-name="T1">Przezwyciężyć</text:span><text:span text:style-name="T1"><text:line-break/></text:span><text:span text:style-name="T1">w moim sercu zło</text:span><text:span text:style-name="T1"><text:line-break/></text:span><text:span text:style-name="T1">Wierzę Mu</text:span><text:span text:style-name="T1"><text:line-break/></text:span><text:span text:style-name="T1">bo On ma</text:span><text:span text:style-name="T1"><text:line-break/></text:span><text:span text:style-name="T1">właśnie taką moc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3-02T23:34:40</meta:creation-date>
    <dc:date>2013-05-07T17:45:19.76</dc:date>
    <dc:language>pl-PL</dc:language>
    <meta:editing-cycles>5</meta:editing-cycles>
    <meta:editing-duration>PT6M1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